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75000000DFA4A7AB50.png" manifest:media-type=""/>
  <manifest:file-entry manifest:full-path="Pictures/1000000000000054000000B418784490.png" manifest:media-type=""/>
  <manifest:file-entry manifest:full-path="Pictures/1000000000000059000000BD8CCFD12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8080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start="Arrow" draw:marker-end="Arrow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2.667cm" svg:x="6.588cm" svg:y="11.795cm">
          <text:p text:style-name="P1"><text:span text:style-name="T1">Server</text:span></text:p>
          <text:p text:style-name="P1"><text:span text:style-name="T1">program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321cm" svg:height="2.54cm" svg:x="11.287cm" svg:y="9.382cm">
          <draw:image xlink:href="Pictures/1000000000000075000000DFA4A7AB50.png" xlink:type="simple" xlink:show="embed" xlink:actuate="onLoad">
            <text:p/>
          </draw:image>
        </draw:frame>
        <draw:frame draw:style-name="gr2" draw:text-style-name="P1" draw:layer="layout" svg:width="1.194cm" svg:height="2.54cm" svg:x="14.919cm" svg:y="12.557cm">
          <draw:image xlink:href="Pictures/1000000000000059000000BD8CCFD123.png" xlink:type="simple" xlink:show="embed" xlink:actuate="onLoad">
            <text:p/>
          </draw:image>
        </draw:frame>
        <draw:frame draw:style-name="gr2" draw:text-style-name="P1" draw:layer="layout" svg:width="1.194cm" svg:height="2.54cm" svg:x="2.6cm" svg:y="10.652cm">
          <draw:image xlink:href="Pictures/1000000000000054000000B418784490.png" xlink:type="simple" xlink:show="embed" xlink:actuate="onLoad">
            <text:p/>
          </draw:image>
        </draw:frame>
        <draw:path draw:style-name="gr3" draw:text-style-name="P1" draw:layer="layout" svg:width="2.793cm" svg:height="1.523cm" svg:x="8.366cm" svg:y="10.144cm" svg:viewBox="0 0 2794 1524" svg:d="m2794 0c-2794 0-2794 1524-2794 1524">
          <text:p/>
        </draw:path>
        <draw:path draw:style-name="gr3" draw:text-style-name="P1" draw:layer="layout" svg:width="2.539cm" svg:height="1.269cm" svg:x="3.921cm" svg:y="11.668cm" svg:viewBox="0 0 2540 1270" svg:d="m0 0c1397 127 2540 1270 2540 1270">
          <text:p/>
        </draw:path>
        <draw:path draw:style-name="gr3" draw:text-style-name="P1" draw:layer="layout" svg:width="4.19cm" svg:height="0.734cm" svg:x="10.525cm" svg:y="13.446cm" svg:viewBox="0 0 4191 735" svg:d="m4191 0c-2413 1270-4191 508-4191 508">
          <text:p/>
        </draw:path>
        <draw:frame draw:style-name="gr4" draw:text-style-name="P3" draw:layer="layout" svg:width="1.772cm" svg:height="1.191cm" svg:x="4.075cm" svg:y="10.398cm">
          <draw:text-box>
            <text:p text:style-name="P1"><text:span text:style-name="T2">TCP/IP</text:span></text:p>
            <text:p text:style-name="P1"><text:span text:style-name="T2">Socket</text:span></text:p>
          </draw:text-box>
        </draw:frame>
        <draw:frame draw:style-name="gr4" draw:text-style-name="P3" draw:layer="layout" svg:width="1.772cm" svg:height="1.191cm" svg:x="8.112cm" svg:y="9.128cm">
          <draw:text-box>
            <text:p text:style-name="P1"><text:span text:style-name="T2">TCP/IP</text:span></text:p>
            <text:p text:style-name="P1"><text:span text:style-name="T2">Socket</text:span></text:p>
          </draw:text-box>
        </draw:frame>
        <draw:frame draw:style-name="gr4" draw:text-style-name="P3" draw:layer="layout" svg:width="1.772cm" svg:height="1.191cm" svg:x="11.42cm" svg:y="13.065cm">
          <draw:text-box>
            <text:p text:style-name="P1"><text:span text:style-name="T2">TCP/IP</text:span></text:p>
            <text:p text:style-name="P1"><text:span text:style-name="T2">Sock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5T14:16:24.065020000</meta:creation-date>
    <dc:date>2014-02-05T22:48:34.308107000</dc:date>
    <meta:editing-duration>PT7H42M9S</meta:editing-duration>
    <meta:editing-cycles>2</meta:editing-cycles>
    <meta:generator>LibreOffice/4.1.4.2$MacOSX_x86 LibreOffice_project/0a0440ccc0227ad9829de5f46be37cfb6edcf72</meta:generator>
    <meta:document-statistic meta:object-count="10"/>
  </office:meta>
</office:document-meta>
</file>